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814c4" officeooo:paragraph-rsid="001814c4"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20bc7f" officeooo:paragraph-rsid="0020bc7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78ea7" officeooo:paragraph-rsid="00278ea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d85b9" officeooo:paragraph-rsid="002d85b9"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style="italic" fo:font-weight="normal" officeooo:rsid="001814c4" officeooo:paragraph-rsid="001814c4"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fo:font-style="italic" fo:font-weight="normal" officeooo:rsid="001814c4" officeooo:paragraph-rsid="001814c4"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style="italic" fo:font-weight="normal" officeooo:rsid="001814c4" officeooo:paragraph-rsid="002a4a47"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center" style:justify-single-word="false"/>
      <style:text-properties fo:font-size="12pt" fo:font-style="normal" fo:font-weight="normal" officeooo:rsid="0019bf5f" officeooo:paragraph-rsid="0019bf5f"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officeooo:rsid="002a4a47" officeooo:paragraph-rsid="002a4a4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2b279f" officeooo:paragraph-rsid="002b279f"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font-size="13pt" fo:font-style="normal" fo:font-weight="bold" officeooo:rsid="0019bf5f" officeooo:paragraph-rsid="0019bf5f" style:font-size-asian="13pt" style:font-style-asian="normal" style:font-weight-asian="bold" style:font-size-complex="13pt" style:font-style-complex="normal" style:font-weight-complex="bold"/>
    </style:style>
    <style:style style:name="P12" style:family="paragraph" style:parent-style-name="Standard">
      <style:paragraph-properties fo:text-align="start" style:justify-single-word="false"/>
      <style:text-properties fo:font-size="13pt" fo:font-style="normal" fo:font-weight="normal" officeooo:rsid="002968cd" officeooo:paragraph-rsid="002968cd"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size="13pt" fo:font-style="normal" fo:font-weight="normal" officeooo:rsid="002b279f" officeooo:paragraph-rsid="002b279f"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size="13pt" fo:font-style="normal" fo:font-weight="normal" officeooo:rsid="002c73b5" officeooo:paragraph-rsid="002c73b5"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size="13pt" fo:font-style="italic" fo:font-weight="bold" officeooo:rsid="00278ea7" officeooo:paragraph-rsid="00278ea7" style:font-size-asian="13pt" style:font-style-asian="italic" style:font-weight-asian="bold" style:font-size-complex="13pt" style:font-style-complex="italic" style:font-weight-complex="bold"/>
    </style:style>
    <style:style style:name="P16" style:family="paragraph" style:parent-style-name="Standard">
      <style:paragraph-properties fo:text-align="start" style:justify-single-word="false"/>
      <style:text-properties fo:font-size="13pt" fo:font-style="italic" fo:font-weight="bold" officeooo:rsid="0029cd7f" officeooo:paragraph-rsid="0029cd7f" style:font-size-asian="13pt" style:font-style-asian="italic" style:font-weight-asian="bold" style:font-size-complex="13pt" style:font-style-complex="italic" style:font-weight-complex="bold"/>
    </style:style>
    <style:style style:name="P17" style:family="paragraph" style:parent-style-name="Standard">
      <style:paragraph-properties fo:text-align="start" style:justify-single-word="false"/>
      <style:text-properties fo:font-size="13pt" fo:font-style="italic" fo:font-weight="bold" officeooo:rsid="002b279f" officeooo:paragraph-rsid="002b279f" style:font-size-asian="13pt" style:font-style-asian="italic" style:font-weight-asian="bold" style:font-size-complex="13pt" style:font-style-complex="italic" style:font-weight-complex="bold"/>
    </style:style>
    <style:style style:name="P18" style:family="paragraph" style:parent-style-name="Standard">
      <style:paragraph-properties fo:text-align="start" style:justify-single-word="false"/>
      <style:text-properties fo:font-size="13pt" fo:font-style="italic" fo:font-weight="bold" officeooo:rsid="002b279f" officeooo:paragraph-rsid="002c6e15" style:font-size-asian="13pt" style:font-style-asian="italic" style:font-weight-asian="bold" style:font-size-complex="13pt" style:font-style-complex="italic" style:font-weight-complex="bold"/>
    </style:style>
    <style:style style:name="P19" style:family="paragraph" style:parent-style-name="Standard">
      <style:paragraph-properties fo:text-align="start" style:justify-single-word="false"/>
      <style:text-properties officeooo:paragraph-rsid="001e8397"/>
    </style:style>
    <style:style style:name="P20" style:family="paragraph" style:parent-style-name="Standard">
      <style:paragraph-properties fo:text-align="start" style:justify-single-word="false"/>
      <style:text-properties officeooo:paragraph-rsid="001f109d"/>
    </style:style>
    <style:style style:name="P21" style:family="paragraph" style:parent-style-name="Standard">
      <style:paragraph-properties fo:text-align="start" style:justify-single-word="false"/>
      <style:text-properties officeooo:paragraph-rsid="0021bc6f"/>
    </style:style>
    <style:style style:name="P22" style:family="paragraph" style:parent-style-name="Standard">
      <style:paragraph-properties fo:text-align="start" style:justify-single-word="false"/>
      <style:text-properties officeooo:paragraph-rsid="002d85b9"/>
    </style:style>
    <style:style style:name="P23" style:family="paragraph" style:parent-style-name="Standard">
      <style:paragraph-properties fo:text-align="start" style:justify-single-word="false"/>
      <style:text-properties fo:font-size="15pt" fo:font-weight="bold" officeooo:rsid="001a66cb" officeooo:paragraph-rsid="001a66cb" style:font-size-asian="13.1000003814697pt" style:font-weight-asian="bold" style:font-size-complex="15pt" style:font-weight-complex="bold"/>
    </style:style>
    <style:style style:name="P24" style:family="paragraph" style:parent-style-name="Standard">
      <style:paragraph-properties fo:text-align="start" style:justify-single-word="false"/>
      <style:text-properties fo:font-size="15pt" fo:font-weight="bold" officeooo:rsid="001a66cb" officeooo:paragraph-rsid="001b7fe6" style:font-size-asian="13.1000003814697pt" style:font-weight-asian="bold" style:font-size-complex="15pt" style:font-weight-complex="bold"/>
    </style:style>
    <style:style style:name="P25" style:family="paragraph" style:parent-style-name="Standard">
      <style:paragraph-properties fo:text-align="start" style:justify-single-word="false"/>
      <style:text-properties officeooo:rsid="0029cd7f" officeooo:paragraph-rsid="0029cd7f"/>
    </style:style>
    <style:style style:name="P26" style:family="paragraph" style:parent-style-name="Standard" style:master-page-name="">
      <loext:graphic-properties draw:fill="none"/>
      <style:paragraph-properties fo:margin-left="0.9839in" fo:margin-right="0.748in" fo:text-align="center" style:justify-single-word="false" fo:text-indent="0in" style:auto-text-indent="false" style:page-number="auto" fo:background-color="transparent"/>
      <style:text-properties officeooo:paragraph-rsid="0019bf5f"/>
    </style:style>
    <style:style style:name="P27" style:family="paragraph" style:parent-style-name="Standard">
      <style:paragraph-properties fo:text-align="center" style:justify-single-word="false"/>
      <style:text-properties fo:font-size="12pt" fo:font-style="normal" fo:font-weight="normal" officeooo:rsid="0019bf5f" officeooo:paragraph-rsid="0019bf5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1e8397" officeooo:paragraph-rsid="001e8397"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1f109d" officeooo:paragraph-rsid="001f109d"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1f6586" officeooo:paragraph-rsid="001f109d" style:font-size-asian="10.5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start" style:justify-single-word="false"/>
      <style:text-properties fo:font-size="12pt" fo:font-style="normal" fo:font-weight="normal" officeooo:rsid="001f6586" officeooo:paragraph-rsid="001f6586" style:font-size-asian="10.5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start" style:justify-single-word="false"/>
      <style:text-properties fo:font-size="12pt" fo:font-style="normal" fo:font-weight="normal" officeooo:rsid="0020bc7f" officeooo:paragraph-rsid="0020bc7f"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20bc7f" officeooo:paragraph-rsid="0020bc7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21bc6f" officeooo:paragraph-rsid="0020bc7f" style:font-size-asian="10.5pt" style:font-style-asian="normal" style:font-weight-asian="normal" style:font-size-complex="12pt" style:font-style-complex="normal" style:font-weight-complex="normal"/>
    </style:style>
    <style:style style:name="P35" style:family="paragraph" style:parent-style-name="Standard" style:list-style-name="L2">
      <style:paragraph-properties fo:text-align="start" style:justify-single-word="false"/>
      <style:text-properties fo:font-size="12pt" fo:font-style="normal" fo:font-weight="normal" officeooo:rsid="0021bc6f" officeooo:paragraph-rsid="0020bc7f" style:font-size-asian="10.5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start" style:justify-single-word="false"/>
      <style:text-properties fo:font-size="12pt" fo:font-style="normal" fo:font-weight="normal" officeooo:rsid="0021bc6f" officeooo:paragraph-rsid="0021bc6f"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21bc6f" officeooo:paragraph-rsid="0021bc6f"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278ea7" officeooo:paragraph-rsid="00278ea7" style:font-size-asian="10.5pt" style:font-style-asian="normal" style:font-weight-asian="normal" style:font-size-complex="12pt" style:font-style-complex="normal" style:font-weight-complex="normal"/>
    </style:style>
    <style:style style:name="P39" style:family="paragraph" style:parent-style-name="Standard" style:list-style-name="L3">
      <style:paragraph-properties fo:text-align="start" style:justify-single-word="false"/>
      <style:text-properties fo:font-size="12pt" fo:font-style="normal" fo:font-weight="normal" officeooo:rsid="00278ea7" officeooo:paragraph-rsid="00278ea7"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2c73b5" officeooo:paragraph-rsid="002c73b5" style:font-size-asian="10.5pt" style:font-style-asian="normal" style:font-weight-asian="normal" style:font-size-complex="12pt" style:font-style-complex="normal" style:font-weight-complex="normal"/>
    </style:style>
    <style:style style:name="P41" style:family="paragraph" style:parent-style-name="Standard" style:list-style-name="L4">
      <style:paragraph-properties fo:text-align="start" style:justify-single-word="false"/>
      <style:text-properties fo:font-size="12pt" fo:font-style="normal" fo:font-weight="normal" officeooo:rsid="002c73b5" officeooo:paragraph-rsid="002c73b5"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2c73b5" officeooo:paragraph-rsid="002d85b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2d85b9" officeooo:paragraph-rsid="002d85b9"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italic" fo:font-weight="normal" officeooo:rsid="00302be3" officeooo:paragraph-rsid="00319338" style:font-size-asian="10.5pt" style:font-style-asian="italic" style:font-weight-asian="normal" style:font-size-complex="12pt" style:font-style-complex="italic" style:font-weight-complex="normal"/>
    </style:style>
    <style:style style:name="P45" style:family="paragraph" style:parent-style-name="Standard">
      <style:paragraph-properties fo:text-align="start" style:justify-single-word="false"/>
      <style:text-properties fo:font-size="15pt" fo:font-style="normal" fo:font-weight="bold" officeooo:rsid="001a66cb" officeooo:paragraph-rsid="001a66cb" style:font-size-asian="13.1000003814697pt" style:font-style-asian="normal" style:font-weight-asian="bold" style:font-size-complex="15pt" style:font-style-complex="normal" style:font-weight-complex="bold"/>
    </style:style>
    <style:style style:name="P46" style:family="paragraph" style:parent-style-name="Standard">
      <style:paragraph-properties fo:text-align="start" style:justify-single-word="false"/>
      <style:text-properties fo:font-size="15pt" fo:font-style="normal" fo:font-weight="bold" officeooo:rsid="001e8397" officeooo:paragraph-rsid="001e8397" style:font-size-asian="15pt" style:font-style-asian="normal" style:font-weight-asian="bold" style:font-size-complex="15pt" style:font-style-complex="normal" style:font-weight-complex="bold"/>
    </style:style>
    <style:style style:name="P47" style:family="paragraph" style:parent-style-name="Standard">
      <style:paragraph-properties fo:text-align="start" style:justify-single-word="false"/>
      <style:text-properties fo:font-size="15pt" fo:font-style="normal" fo:font-weight="bold" officeooo:rsid="002d85b9" officeooo:paragraph-rsid="002d85b9" style:font-size-asian="15pt" style:font-style-asian="normal" style:font-weight-asian="bold" style:font-size-complex="15pt" style:font-style-complex="normal" style:font-weight-complex="bold"/>
    </style:style>
    <style:style style:name="P48" style:family="paragraph" style:parent-style-name="Standard">
      <style:paragraph-properties fo:text-align="start" style:justify-single-word="false"/>
      <style:text-properties fo:font-size="14pt" fo:font-style="normal" fo:font-weight="bold" officeooo:rsid="0021bc6f" officeooo:paragraph-rsid="0021bc6f" style:font-size-asian="14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font-size="14pt" fo:font-style="normal" fo:font-weight="bold" officeooo:rsid="0021bc6f" officeooo:paragraph-rsid="0020bc7f" style:font-size-asian="14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size="14pt" fo:font-style="normal" fo:font-weight="bold" officeooo:rsid="002d85b9" officeooo:paragraph-rsid="002d85b9" style:font-size-asian="14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fo:font-size="14pt" fo:font-style="normal" fo:font-weight="bold" officeooo:rsid="002f427c" officeooo:paragraph-rsid="002f427c" style:font-size-asian="14pt" style:font-style-asian="normal" style:font-weight-asian="bold" style:font-size-complex="14pt" style:font-style-complex="normal" style:font-weight-complex="bold"/>
    </style:style>
    <style:style style:name="P52" style:family="paragraph" style:parent-style-name="Standard" style:list-style-name="L4">
      <style:paragraph-properties fo:text-align="start" style:justify-single-word="false"/>
      <style:text-properties officeooo:paragraph-rsid="002d85b9"/>
    </style:style>
    <style:style style:name="P53" style:family="paragraph" style:parent-style-name="Standard" style:list-style-name="L4">
      <style:paragraph-properties fo:text-align="start" style:justify-single-word="false"/>
      <style:text-properties fo:font-size="13pt" fo:font-style="normal" fo:font-weight="normal" officeooo:rsid="002c73b5" officeooo:paragraph-rsid="002c73b5" style:font-size-asian="13pt" style:font-style-asian="normal" style:font-weight-asian="normal" style:font-size-complex="13pt" style:font-style-complex="normal" style:font-weight-complex="normal"/>
    </style:style>
    <style:style style:name="T1" style:family="text">
      <style:text-properties fo:font-size="12pt" fo:font-style="italic" fo:font-weight="normal" officeooo:rsid="001814c4" style:font-size-asian="10.5pt" style:font-style-asian="italic" style:font-weight-asian="normal" style:font-size-complex="12pt" style:font-style-complex="italic" style:font-weight-complex="normal"/>
    </style:style>
    <style:style style:name="T2" style:family="text">
      <style:text-properties fo:font-size="12pt" fo:font-style="italic" fo:font-weight="normal" officeooo:rsid="0019bf5f" style:font-size-asian="10.5pt" style:font-style-asian="italic" style:font-weight-asian="normal" style:font-size-complex="12pt" style:font-style-complex="italic" style:font-weight-complex="normal"/>
    </style:style>
    <style:style style:name="T3" style:family="text">
      <style:text-properties fo:font-size="12pt" fo:font-style="italic" fo:font-weight="normal" officeooo:rsid="0021bc6f" style:font-size-asian="10.5pt" style:font-style-asian="italic" style:font-weight-asian="normal" style:font-size-complex="12pt" style:font-style-complex="italic" style:font-weight-complex="normal"/>
    </style:style>
    <style:style style:name="T4" style:family="text">
      <style:text-properties fo:font-size="12pt" fo:font-style="italic" fo:font-weight="normal" officeooo:rsid="002c73b5" style:font-size-asian="10.5pt" style:font-style-asian="italic" style:font-weight-asian="normal" style:font-size-complex="12pt" style:font-style-complex="italic" style:font-weight-complex="normal"/>
    </style:style>
    <style:style style:name="T5" style:family="text">
      <style:text-properties fo:font-size="12pt" fo:font-style="italic" style:font-size-asian="10.5pt" style:font-style-asian="italic" style:font-size-complex="12pt" style:font-style-complex="italic"/>
    </style:style>
    <style:style style:name="T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19bf5f" style:font-size-asian="10.5pt" style:font-style-asian="normal" style:font-weight-asian="normal" style:font-size-complex="12pt" style:font-style-complex="normal" style:font-weight-complex="normal"/>
    </style:style>
    <style:style style:name="T8" style:family="text">
      <style:text-properties fo:font-size="12pt" fo:font-style="normal" fo:font-weight="normal" officeooo:rsid="001a66cb" style:font-size-asian="10.5pt" style:font-style-asian="normal" style:font-weight-asian="normal" style:font-size-complex="12pt" style:font-style-complex="normal" style:font-weight-complex="normal"/>
    </style:style>
    <style:style style:name="T9" style:family="text">
      <style:text-properties fo:font-size="12pt" fo:font-style="normal" fo:font-weight="normal" officeooo:rsid="001b7fe6"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1814c4"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1d5994"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1e8397"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1f109d"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1f6586"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21bc6f"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2968cd"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2526a2"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9cd7f"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b279f"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c6e15"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c73b5"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d85b9" style:font-size-asian="10.5pt" style:font-style-asian="normal" style:font-weight-asian="normal" style:font-size-complex="12pt" style:font-style-complex="normal" style:font-weight-complex="normal"/>
    </style:style>
    <style:style style:name="T23" style:family="text">
      <style:text-properties fo:font-size="12pt" style:font-size-asian="10.5pt" style:font-size-complex="12pt"/>
    </style:style>
    <style:style style:name="T24" style:family="text">
      <style:text-properties fo:font-size="12pt" officeooo:rsid="00278ea7" style:font-size-asian="10.5pt" style:font-size-complex="12pt"/>
    </style:style>
    <style:style style:name="T25" style:family="text">
      <style:text-properties fo:font-style="normal" style:font-style-asian="normal" style:font-style-complex="normal"/>
    </style:style>
    <style:style style:name="T26" style:family="text">
      <style:text-properties fo:font-style="normal" officeooo:rsid="0019bf5f" style:font-style-asian="normal" style:font-style-complex="normal"/>
    </style:style>
    <style:style style:name="T27" style:family="text">
      <style:text-properties fo:font-style="normal" officeooo:rsid="0021bc6f" style:font-style-asian="normal" style:font-style-complex="normal"/>
    </style:style>
    <style:style style:name="T28" style:family="text">
      <style:text-properties fo:font-style="normal" officeooo:rsid="002526a2" style:font-style-asian="normal" style:font-style-complex="normal"/>
    </style:style>
    <style:style style:name="T29" style:family="text">
      <style:text-properties officeooo:rsid="002c6e15"/>
    </style:style>
    <style:style style:name="T30" style:family="text">
      <style:text-properties style:font-name="Liberation Serif1" style:font-name-asian="Liberation Serif1" style:font-name-complex="Liberation Serif1"/>
    </style:style>
    <style:style style:name="T31" style:family="text">
      <style:text-properties style:font-name="Liberation Serif1" fo:font-style="normal" officeooo:rsid="00319338" style:font-name-asian="Liberation Serif1" style:font-style-asian="normal" style:font-name-complex="Liberation Serif1" style:font-style-complex="normal"/>
    </style:style>
    <style:style style:name="T32" style:family="text">
      <style:text-properties style:font-name="Liberation Serif1" fo:font-style="normal" officeooo:rsid="002a4a47" style:font-name-asian="Liberation Serif1" style:font-style-asian="normal" style:font-name-complex="Liberation Serif1" style:font-style-complex="normal"/>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а, б, .., аа, аб, ... (sr)">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птимизација ројевима – колонијом пчела</text:p>
      <text:p text:style-name="P5">(енгл. Artificial Bee Colony Optimization Algorithm)</text:p>
      <text:p text:style-name="P5"/>
      <text:p text:style-name="P8">Катарина Димитријевић и Мирјана Јочовић</text:p>
      <text:p text:style-name="P8"/>
      <text:p text:style-name="P8"/>
      <text:p text:style-name="P11">Сажетак</text:p>
      <text:p text:style-name="P11"/>
      <text:p text:style-name="P26"><text:span text:style-name="T7">У овом раду </text:span><text:span text:style-name="T8">демонстрирамо</text:span><text:span text:style-name="T7"> оптимизацију ројевима, конкретно применом <text:s/></text:span><text:span text:style-name="T1">Artificial Bee Colony Optimization</text:span><text:span text:style-name="T2">(ABC) </text:span><text:span text:style-name="T7">алгоритма. Приказан је рад алгоритма на </text:span><text:span text:style-name="T22">два</text:span><text:span text:style-name="T7"> проблема, први проблем је минимизација континуалних функција, док је други оптимизација дискретних проблема, конкретно проблем</text:span><text:span text:style-name="T8">а</text:span><text:span text:style-name="T7"> суме подскупова. </text:span><text:span text:style-name="T8">Резултат рада алгоритма је проналажење глобалног минимума (или приближног решења). У раду је приказано и поређење перформанси рада овог алгоритма са перформансама других алгоритама који решавају ове проблеме.</text:span><text:span text:style-name="T7"> </text:span></text:p>
      <text:p text:style-name="P8"/>
      <text:p text:style-name="P8"/>
      <text:p text:style-name="P23"><text:span text:style-name="T26">1 <text:s/></text:span><text:span text:style-name="T25">Увод</text:span></text:p>
      <text:p text:style-name="P45"/>
      <text:p text:style-name="P24"><text:span text:style-name="T9">А</text:span><text:span text:style-name="T10">rtificial Bee Colony</text:span><text:span text:style-name="T2"> </text:span><text:span text:style-name="T9">алгоритам се </text:span><text:span text:style-name="T11">бави</text:span><text:span text:style-name="T9"> решавањем оптимизационих проблема, ти проблеми могу имати ограничења, али не морају.</text:span></text:p>
      <text:p text:style-name="P19"><text:span text:style-name="T9">О</text:span><text:span text:style-name="T11">вај алгоритам први је описао Karaboga 2005. године у свом раду. </text:span><text:span text:style-name="T12">Алгоритам</text:span><text:span text:style-name="T11"> се заснива на понашању роја пчела при потрази за храном (референцааа). Прво је дефинсан за решавање нумеричких проблема без ограничења. </text:span><text:span text:style-name="T12">Касније, 2007. године <text:s/></text:span><text:span text:style-name="T11">Karaboga </text:span><text:span text:style-name="T12">и Basturk су поредили перформансе <text:s/></text:span><text:span text:style-name="T7">ABC </text:span><text:span text:style-name="T12">алгоритма са другим такође хеуристичким алгоритмима (генетским алгоритмом, алгоритмом оптимизације ројевима …). <text:s/>(референцааа) Након тога је настала верзија овог алгоритма за решавање проблема са ограничењима. </text:span></text:p>
      <text:p text:style-name="P28"/>
      <text:p text:style-name="P46">2 <text:s/>Проблем</text:p>
      <text:p text:style-name="P46"/>
      <text:p text:style-name="P29">Као што је речено, овај алгоритам се заснива на понашању пчела у природи, стога прво следи опис понашања пчела у природи.</text:p>
      <text:p text:style-name="P29"/>
      <text:p text:style-name="P48">2.1 <text:s/>Опис понашања пчела у природи</text:p>
      <text:p text:style-name="P48"/>
      <text:p text:style-name="P20"><text:span text:style-name="T13">Самоорганизација роја пчела је заснована на неколико једноставних правила која поштује свака пчела. Свака пчела одлучује да ли ће да истражује извор хране пратећи пчеле које су већ истражиле тај извор. Свака кошница има тзв. плесни подијум где пчеле које су већ истражиле изворе хране „плешу“ тако да покушавају да убеде друге пчеле да их прате. </text:span><text:span text:style-name="T14">Ако нека пчела одлучи да напусти кошницу и крене у потрагу за храном, она прати једну од пчела које су плесале на подијуму. Након што се плчела врати из потраге за храном има три могућности: </text:span></text:p>
      <text:p text:style-name="P30"/>
      <text:list xml:id="list1064525421" text:style-name="L1">
        <text:list-item>
          <text:p text:style-name="P31">напуштање тог извора хране и враћање у кошницу</text:p>
        </text:list-item>
        <text:list-item>
          <text:p text:style-name="P31">настављање истраживања тог извора хране без позивања других пчела да је прате</text:p>
        </text:list-item>
        <text:list-item>
          <text:p text:style-name="P31">настављање истраживања тог извора хране уз повремени повратак у кошницу ради позивања других пчела да је прате</text:p>
        </text:list-item>
        <text:list-item>
          <text:p text:style-name="P32"><text:soft-page-break/>У природи није баш најјасније како се пчеле одлучују коју пчелу са плесног подијума ће да прате, али се претпоставља да је то у вези са квалитететом извора хране, који пчеле описују кроз плес на неки начин.</text:p>
        </text:list-item>
      </text:list>
      <text:p text:style-name="P49"/>
      <text:p text:style-name="P48">2.2 Опис имплементације алгоритма</text:p>
      <text:p text:style-name="P33"/>
      <text:p text:style-name="P2"><text:span text:style-name="T25">У <text:s/></text:span><text:span text:style-name="T26">ABC </text:span><text:span text:style-name="T25">алгоритму постоје 3 врсте </text:span><text:span text:style-name="T27">пчела:</text:span></text:p>
      <text:p text:style-name="P34"/>
      <text:list xml:id="list335025983" text:style-name="L2">
        <text:list-item>
          <text:p text:style-name="P35">Еmployed bees</text:p>
        </text:list-item>
        <text:list-item>
          <text:p text:style-name="P36">Onlookers</text:p>
        </text:list-item>
        <text:list-item>
          <text:p text:style-name="P36">Scouts</text:p>
        </text:list-item>
      </text:list>
      <text:p text:style-name="P37"/>
      <text:p text:style-name="P21"><text:span text:style-name="T15">Половина роја пчела су e</text:span><text:span text:style-name="T3">mployed bees</text:span><text:span text:style-name="T15">, док друга половина укључује o</text:span><text:span text:style-name="T3">nlookers. </text:span><text:span text:style-name="T15">Прве групе пчела има исто колико и извора хране. <text:s/>Ти извори хране представњају потенцијална решења и идеја је да пчеле својим тргањем пронађу најквалитетнији извор (оптимално решење или њему блиско</text:span><text:span text:style-name="T17">). </text:span><text:span text:style-name="T18">Извори хране су инстанце класе која има </text:span><text:span text:style-name="T20">три</text:span><text:span text:style-name="T18"> основна поља, позиција решења, фитнес решења, и објективна вредност функције циља решења који се у зависности од конкретног проблема бирају. </text:span></text:p>
      <text:p text:style-name="P3"><text:span text:style-name="T28">А</text:span><text:span text:style-name="T25">лгоритам се састоји из три фазе, тако да у свакој учествује одређена група пчела:</text:span></text:p>
      <text:p text:style-name="P38"/>
      <text:list xml:id="list593384960" text:style-name="L3">
        <text:list-item>
          <text:p text:style-name="P39">Employed bee phase</text:p>
        </text:list-item>
        <text:list-item>
          <text:p text:style-name="P39">Onlooker bee phase</text:p>
        </text:list-item>
        <text:list-item>
          <text:p text:style-name="P39">Scout bee phase</text:p>
        </text:list-item>
      </text:list>
      <text:p text:style-name="P38"/>
      <text:p text:style-name="P15">Employed bee phase</text:p>
      <text:p text:style-name="P15"/>
      <text:p text:style-name="P12">Као што је речено, e<text:span text:style-name="T24">mployed </text:span><text:span text:style-name="T23">пчела има исто колико и потенцијалних решења. У овој фази свака од <text:s/></text:span>e<text:span text:style-name="T24">mployed </text:span><text:span text:style-name="T23">пчела у петљи истражује тачно једно решење, тј његову околину <text:s/>тако што мало мења његову текућу вредност.</text:span></text:p>
      <text:p text:style-name="P25"><text:span text:style-name="T16">Н</text:span><text:span text:style-name="T6">ово решење се добија тако што се текуће измени уз помоћ насумично одабраног партнера и насумичне вреднисти из одређеног скупа и врши се интеполација између њих, док вредност партнера остаје непромењена. </text:span><text:span text:style-name="T19">Новодобијено решење ће заменити старо само уколико има већи фитнес од њега. </text:span><text:span text:style-name="T20">За свако решење се води евиденција колико пута се његовом изменом добило лошије решење </text:span><text:span text:style-name="T4">(trial).</text:span></text:p>
      <text:p text:style-name="P3"/>
      <text:p text:style-name="P16">Onlooker bee phase</text:p>
      <text:p text:style-name="P6"/>
      <text:p text:style-name="P9">На почетку ове фазе се за свако решење рачунају вероватноће са којима ће то решење бити истражено на основу његовог квалитета (тј. фитнеса) . Постоји више начина израчунавања ових вероватноћа, најћешће се користи класична дефиниција вероватноће:</text:p>
      <text:p text:style-name="P7"/>
      <text:p text:style-name="P44"><text:span text:style-name="T30"><draw:frame draw:style-name="fr1" draw:name="Object1" text:anchor-type="as-char" svg:y="-0.2689in" svg:width="0.8146in" svg:height="0.6819in" draw:z-index="0"><draw:object xlink:href="./Object 1" xlink:type="simple" xlink:show="embed" xlink:actuate="onLoad"/><draw:image xlink:href="./ObjectReplacements/Object 1" xlink:type="simple" xlink:show="embed" xlink:actuate="onLoad"/></draw:frame></text:span><text:span text:style-name="T31">i = 1, 2 , … N – број реше</text:span><text:span text:style-name="T32">њ</text:span><text:span text:style-name="T31">а (извора)</text:span></text:p>
      <text:p text:style-name="P10"/>
      <text:p text:style-name="P10">Свака од <text:s/>onlooker пчела у петљи бира које решење ће истражити на основу израчунатих вероватноћа, <text:span text:style-name="T29">при чему се истраживање решења врши на исти начин као и у претходној фази.</text:span> Петља се неће зауставити док овај услов не буде испуњен, што води ка томе да нека од решења неће бити истражена од стране ове групе пчела док ће нека решења бити истражена више пута.</text:p>
      <text:p text:style-name="P10"/>
      <text:p text:style-name="P17"><text:soft-page-break/></text:p>
      <text:p text:style-name="P17"/>
      <text:p text:style-name="P13"/>
      <text:p text:style-name="P18">Scout bee phase</text:p>
      <text:p text:style-name="P18"/>
      <text:p text:style-name="P14">Разматрају се <text:span text:style-name="T5">trial </text:span><text:span text:style-name="T23">вредности свих решења и одређује се које од њих је веће од унапред задате границе.</text:span></text:p>
      <text:p text:style-name="P40"/>
      <text:list xml:id="list857775144" text:style-name="L4">
        <text:list-item>
          <text:p text:style-name="P41">Уколико постоји само једно такво решење тада се то решење мења новим насумично креираним решењем</text:p>
        </text:list-item>
        <text:list-item>
          <text:p text:style-name="P53"><text:span text:style-name="T23">Уколико постоји више таквих решења која имају међусобно једнаке вредности поља </text:span><text:span text:style-name="T5">trial </text:span><text:span text:style-name="T23">насумично се бира једно од њих и замењује новим насумично креираним решењем</text:span></text:p>
        </text:list-item>
        <text:list-item>
          <text:p text:style-name="P52"><text:span text:style-name="T21">Уколико постоји више таквих решења који имају међусобно </text:span><text:span text:style-name="T22">различите</text:span><text:span text:style-name="T21"> вредности поља </text:span><text:span text:style-name="T4">trial </text:span><text:span text:style-name="T22">се оно са највећом вредности </text:span><text:span text:style-name="T21">и замењује новим насумично креираним решењем</text:span></text:p>
        </text:list-item>
      </text:list>
      <text:p text:style-name="P42"/>
      <text:p text:style-name="P42"/>
      <text:p text:style-name="P42"/>
      <text:p text:style-name="P22"><text:span text:style-name="T7">ABC </text:span><text:span text:style-name="T22">алгоритам се извршава у више итерација чији број се прослеђује алгоритму као парамтар, а свака од тих итерација се састоји из три изнад наведене фазе.</text:span></text:p>
      <text:p text:style-name="P43"/>
      <text:p text:style-name="P43"/>
      <text:p text:style-name="P47">3 <text:s/>Експериментални резултати</text:p>
      <text:p text:style-name="P47"/>
      <text:p text:style-name="P4"><text:span text:style-name="T25">Рад </text:span><text:span text:style-name="T26">ABC </text:span><text:span text:style-name="T25">алгоритама је тестиран на два проблема. Први је минимизација континуалне функције, док је други оптимизација дискретног проблема – минималан број новчића.</text:span></text:p>
      <text:p text:style-name="P43"/>
      <text:p text:style-name="P50">3.1 <text:s/>Минимизација континуалне функције</text:p>
      <text:p text:style-name="P51"/>
      <text:p text:style-name="P51"/>
      <text:p text:style-name="P50"/>
      <text:p text:style-name="P50"/>
      <text:p text:style-name="P50">3.2 <text:s/>Минималан број новчић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6:55:36.358424603</meta:creation-date>
    <dc:date>2022-03-16T22:11:35.906456362</dc:date>
    <meta:editing-duration>PT15M9S</meta:editing-duration>
    <meta:editing-cycles>2</meta:editing-cycles>
    <meta:generator>LibreOffice/6.4.7.2$Linux_X86_64 LibreOffice_project/40$Build-2</meta:generator>
    <meta:document-statistic meta:table-count="0" meta:image-count="0" meta:object-count="1" meta:page-count="3" meta:paragraph-count="43" meta:word-count="830" meta:character-count="5326" meta:non-whitespace-character-count="4530"/>
  </office:meta>
</office:document-meta>
</file>

<file path=Object 1/content.xml><?xml version="1.0" encoding="utf-8"?>
<math xmlns="http://www.w3.org/1998/Math/MathML" display="block">
  <semantics>
    <mrow>
      <msub>
        <mi>p</mi>
        <mi>i</mi>
      </msub>
      <mo stretchy="false">=</mo>
      <mfrac>
        <msub>
          <mi mathvariant="italic">fit</mi>
          <mi>i</mi>
        </msub>
        <mrow>
          <munderover>
            <mo stretchy="false">∑</mo>
            <mrow>
              <mi>n</mi>
              <mo stretchy="false">=</mo>
              <mn>1</mn>
            </mrow>
            <mi>N</mi>
          </munderover>
          <msub>
            <mi mathvariant="italic">fit</mi>
            <mi>n</mi>
          </msub>
        </mrow>
      </mfrac>
    </mrow>
    <annotation encoding="StarMath 5.0">p_{i} = { fit_{i}} over { sum from{ n = 1 } to{N} fit_{n} } </annotation>
  </semantics>
</math>
</file>